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justify" style:justify-single-word="false"/>
      <style:text-properties style:use-window-font-color="true" fo:language="pt" fo:country="BR"/>
    </style:style>
    <style:style style:name="P3" style:family="paragraph" style:parent-style-name="Heading_20_2">
      <style:paragraph-properties fo:text-align="justify" style:justify-single-word="false"/>
    </style:style>
    <style:style style:name="P4" style:family="paragraph" style:parent-style-name="Standard">
      <style:paragraph-properties fo:text-align="justify" style:justify-single-word="false"/>
      <style:text-properties style:use-window-font-color="true" fo:language="pt" fo:country="BR"/>
    </style:style>
    <style:style style:name="P5" style:family="paragraph" style:parent-style-name="Text_20_body">
      <style:paragraph-properties fo:text-align="justify" style:justify-single-word="false"/>
    </style:style>
    <style:style style:name="T1" style:family="text">
      <style:text-properties style:use-window-font-color="true" fo:language="pt" fo:country="BR"/>
    </style:style>
    <style:style style:name="T2" style:family="text">
      <style:text-properties style:use-window-font-color="true" fo:language="pt" fo:country="B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oas maneira em programação (mas não só em R)</text:h>
      <text:p text:style-name="P4">Autor: Samuel Carleial</text:p>
      <text:p text:style-name="P4">Data: 2019.11.04</text:p>
      <text:p text:style-name="P4"/>
      <text:h text:style-name="P3" text:outline-level="2">Breve introdução</text:h>
      <text:p text:style-name="P4">Programação de análises em R (ou demais linguagens), requer um longo e muitas vezes entediante trabalho de escrever linhas e linhas de código em scripts. De maneira a produzir códigos legíveis e de fácil entendimento - não apenas ao autor, mas também a outros analistas/leitores - é de fundamental importância que os códigos sejam escritos seguindo algumas regras de boas maneiras. Isso permite que o código da análise tenha uma estrutura legível e estética, assim como também ajuda de maneira geral a leitura, desenvolvimento, correção e reutilização de códigos de análise.</text:p>
      <text:p text:style-name="P4"/>
      <text:p text:style-name="P4">Abaixo, segue uma lista avulsa de normas, costumes e mesmo funções que servem de referência ao uso de boas regras em programação. Note que as sugestões abaixo são conselhos e não devem ser seguidos como regras fixas, já que em programação é possível chegar aos mesmo resultados de diferentes maneiras (e programadores tem diferentes gostos).</text:p>
      <text:p text:style-name="P4"/>
      <text:h text:style-name="P3" text:outline-level="2">Código e estrutura</text:h>
      <text:p text:style-name="P5"><text:span text:style-name="T4">Nomenclatura</text:span> ou a maneira como damos nomes as variáveis é aspecto geralmente desconsiderado. Porém, dar nomes corretamente e de maneira consistente pode facilitar a leitura e entendimento do código de forma dramática. Tenha em mente que as variáveis são basicamente o foco da programação em R, que é uma linguagem orientada a objetos. Logo, nomeie suas variáveis com nomes descritivos e que diretamente façam referencia ao tipo e natureza da variável. Para facilitar essa tarefa adote o formato de camelo (<text:span text:style-name="T3">camelCase</text:span>) ou cobra (<text:span text:style-name="T3">snake_case</text:span>). Obviamente variáveis com nomes muito extensos podem atrapalhar a fluidez do código, mas comparando “var” com “comprimento_lateral_inferior_cm” o último exemplo é preferível.</text:p>
      <text:p text:style-name="P5"/>
      <text:p text:style-name="P5">O aspecto visual geral que um código tem, ajuda (ou atrapalha) a leitura do mesmo. Portanto, tente adotar <text:span text:style-name="T4">limites por linha</text:span> de<text:span text:style-name="T1"> caracteres de código (ex: 60 ou 80). Adicionalmente, </text:span><text:span text:style-name="T2">recuos</text:span><text:span text:style-name="T1"> ajudam a definir estrutura e escopo do código. Por exemplo em Python recuos são obrigatórios e caso esteja erroneamente configurados, impedem o programa de funcionar. Em R recuos não são obrigatórios, mas mesmo assim eles são de boa prática.</text:span></text:p>
      <text:p text:style-name="P5"><text:span text:style-name="T1"/></text:p>
      <text:p text:style-name="P5"><text:span text:style-name="T1">Mantenha </text:span><text:span text:style-name="T2">consistência</text:span><text:span text:style-name="T1"> ao escrever o seu código, por exemplo sempre usando apenas um asterisco ao comentar código, ou usando sempre recuo de quatro espaços ou sempre dando espaço entre <text:s/>comandos e argumentos.</text:span></text:p>
      <text:h text:style-name="P3" text:outline-level="2">Use recursos de funcionalidade</text:h>
      <text:p text:style-name="P5">Em R e nos diversos programas com interface de usuário integrada (IDEs; ex: RStudio), use os recursos disponíveis a mão, como <text:span text:style-name="T4">realce de texto</text:span>, <text:span text:style-name="T4">auto-completar</text:span> e <text:span text:style-name="T4">teclas de atalho</text:span> para lhe auxiliar na condução da sua análise. Leia as documentações de pacotes e programas para ter mais informações a respeito. <text:span text:style-name="T1">Para isso, use as teclas F1 e/ou F2 e use as funções help(nome_da_função), ?nome_da_função(), ??nome_da_função()</text:span></text:p>
      <text:h text:style-name="P3" text:outline-level="2"><text:soft-page-break/>Sugestões em geral</text:h>
      <text:p text:style-name="P4"><text:span text:style-name="T4">Comente</text:span> seu código de maneira sensata e de forma regular (ex: cada 10 linhas). Evite exagero ou redundância e use #, ## ou ### para diferenciar o nível de importância de cada comentário.</text:p>
      <text:p text:style-name="P4"/>
      <text:p text:style-name="P4"><text:span text:style-name="T4">Evite hard coding</text:span> (codificação rígida), ou seja, ao invés de especificar valores manualmente em diferentes porções do código, quando essas especificações são redundantes. Assim, crie objetos contendo valores que podem ser reciclado (e melhor mantidos) através do código.</text:p>
      <text:p text:style-name="P4"/>
      <text:p text:style-name="P4">Para editar o <text:span text:style-name="T4">número de gráficos</text:span> por janela, use par(mfrow = c(linhas,colunas))</text:p>
      <text:p text:style-name="P4"/>
      <text:p text:style-name="P4">Para ver o que está presente na sessão atual de R, use ls(). Para limpar o ambiente por completo ou remover um objeto em particular da sessão atual use rm(list = ls()) e rm(objeto), respectivamente</text:p>
      <text:p text:style-name="P4"/>
      <text:p text:style-name="P4">Use <text:span text:style-name="T4">caminhos relativos</text:span>, ao acessar arquivos no computador.</text:p>
      <text:p text:style-name="P4">(ex: use coleta.csv, ao invés de C:\Windows\Desktop\Pasta1\Subpasta1\coleta.csv)</text:p>
      <text:p text:style-name="P4"/>
      <text:p text:style-name="P4">Meça o <text:span text:style-name="T4">tempo de andamento</text:span> de uma tarefa, para poder calcular o tempo necessário</text:p>
      <text:p text:style-name="P4">de uma análise usando system.time().</text:p>
      <text:p text:style-name="P4"><text:span text:style-name="T1"/></text:p>
      <text:p text:style-name="P4"><text:span text:style-name="T4">Personalize</text:span> <text:span text:style-name="T4">a sessão atual de R</text:span> usando a função options(). Atenção, só faca isso se você tiver certeza do quê faz. Em geral isso não é crítico para uma análise de dados em R. Com essa função é possível configurar vários aspectos, como o número de dígitos mostrados na tela, o número de painéis gráficos, etc. Ex: options(digits = 5, par). Use options() para ver a situação atual.</text:p>
      <text:p text:style-name="P4"><text:span text:style-name="T1"/></text:p>
      <text:p text:style-name="P4"><text:span text:style-name="T4">Comente conjuntos de dados</text:span> usando:</text:p>
      <text:p text:style-name="P4">(Ex: comment(dados) &lt;- "comentário textual sobre o conjunto de dados")</text:p>
      <text:p text:style-name="P4"/>
      <text:p text:style-name="P4">Para produzir <text:span text:style-name="T4">distribuições</text:span>, use runif(), rnorm(), rpois()</text:p>
      <text:p text:style-name="P4"/>
      <text:p text:style-name="P4"><text:span text:style-name="T4">Indexação</text:span> em R pode ser alcançada de diferentes maneiras. Por exemplo, através de [,], %in% ou which(). Ao indexar data.frames use o argumento drop = FALSE, para evitar transformar data.frames em vetores. (ex: df[df$variavel_x &gt; 9, , drop = FALSE])</text:p>
      <text:p text:style-name="P4"/>
      <text:h text:style-name="P3" text:outline-level="2">Em R, o quê fazer VS. não fazer</text:h>
      <text:p text:style-name="P4">Valor lógico: FALSE e TRUE (evite usar F ou T)</text:p>
      <text:p text:style-name="P4"/>
      <text:p text:style-name="P4">Transformação a logaritmo: log1p() (evite log(), para evitar problemas com zeros)</text:p>
      <text:p text:style-name="P4"/>
      <text:p text:style-name="P4">Prefira seq_along(x) a 1:length(x)</text:p>
      <text:p text:style-name="P4"/>
      <text:p text:style-name="P4">Use funções já definidas em R. Não invente a roda novamente. Por exemplo, use a família de funções apply (ie., apply(), lapply(), sapply(), vapply(), mapply()) e evite criar ciclos (loops) desnecessárias e complicadas. Ou mesmo, use with(dados, nome_da_função(variável_x)).</text:p>
      <text:p text:style-name="P4">Exemplo: apply(matriz, margem(por linhas:1; por colunas: 2), função)</text:p>
      <text:p text:style-name="P4">Exemplo: tapply(vetor(variável), vetor(level), função)</text:p>
      <text:p text:style-name="P4"/>
      <text:p text:style-name="P4">Dados faltantes: NA é diferente de NaN !!! (NA = not available; NaN not a number)</text:p>
      <text:p text:style-name="P4">Aliás, sempre use as funções is.na() ou is.nan(), nunca use x == 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Carleial</meta:initial-creator>
    <meta:creation-date>2019-11-05T13:45:05</meta:creation-date>
    <dc:date>2019-11-08T15:35:56</dc:date>
    <dc:creator>Samuel Carleial</dc:creator>
    <meta:editing-duration>P2DT2H14M12S</meta:editing-duration>
    <meta:editing-cycles>14</meta:editing-cycles>
    <meta:generator>OpenOffice/4.1.7$Unix OpenOffice.org_project/417m1$Build-9800</meta:generator>
    <meta:document-statistic meta:table-count="0" meta:image-count="0" meta:object-count="0" meta:page-count="2" meta:paragraph-count="36" meta:word-count="841" meta:character-count="5361"/>
  </office:meta>
</office:document-meta>
</file>